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9in"/>
    </style:style>
    <style:style style:name="TBL_0_0_col_2" style:family="table-column">
      <style:table-column-properties style:column-width="0.86in"/>
    </style:style>
    <style:style style:name="TBL_0_0_col_3" style:family="table-column">
      <style:table-column-properties style:column-width="0.16in"/>
    </style:style>
    <style:style style:name="TBL_0_0_col_4" style:family="table-column">
      <style:table-column-properties style:column-width="0.97in"/>
    </style:style>
    <style:style style:name="TBL_0_0_col_5" style:family="table-column">
      <style:table-column-properties style:column-width="0.09in"/>
    </style:style>
    <style:style style:name="TBL_0_0_col_6" style:family="table-column">
      <style:table-column-properties style:column-width="1.73in"/>
    </style:style>
    <style:style style:name="TBL_0_0_col_7" style:family="table-column">
      <style:table-column-properties style:column-width="0.04in"/>
    </style:style>
    <style:style style:name="TBL_0_0_col_8" style:family="table-column">
      <style:table-column-properties style:column-width="0.83in"/>
    </style:style>
    <style:style style:name="TBL_0_0_col_9" style:family="table-column">
      <style:table-column-properties style:column-width="0.83in"/>
    </style:style>
    <style:style style:name="TBL_0_0_col_10" style:family="table-column">
      <style:table-column-properties style:column-width="0.34in"/>
    </style:style>
    <style:style style:name="TBL_0_0_col_11" style:family="table-column">
      <style:table-column-properties style:column-width="0.08in"/>
    </style:style>
    <style:style style:name="TBL_0_0_col_12" style:family="table-column">
      <style:table-column-properties style:column-width="0.22in"/>
    </style:style>
    <style:style style:name="TBL_0_0_col_13" style:family="table-column">
      <style:table-column-properties style:column-width="0.05in"/>
    </style:style>
    <style:style style:name="TBL_0_0_col_14" style:family="table-column">
      <style:table-column-properties style:column-width="0.5in"/>
    </style:style>
    <style:style style:name="TBL_0_0_col_15" style:family="table-column">
      <style:table-column-properties style:column-width="0.05in"/>
    </style:style>
    <style:style style:name="TBL_0_0_col_16" style:family="table-column">
      <style:table-column-properties style:column-width="0.27in"/>
    </style:style>
    <style:style style:name="TBL_0_0_row_0" style:family="table-row">
      <style:table-row-properties style:use-optimal-row-height="false" style:row-height="0.38in"/>
    </style:style>
    <style:style style:name="TBL_0_0_row_1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" style:family="table-row">
      <style:table-row-properties style:use-optimal-row-height="false" style:row-height="0.05in"/>
    </style:style>
    <style:style style:name="TBL_0_0_row_3" style:family="table-row">
      <style:table-row-properties style:use-optimal-row-height="false" style:row-height="0.2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</style:style>
    <style:style style:name="P0" style:family="paragraph">
      <style:paragraph-properties fo:text-align="center" style:vertical-align="top"> 
</style:paragraph-properties>
      <style:text-properties style:text-rotation-angle="0"> 
</style:text-properties>
    </style:style>
    <style:style style:name="T0" style:family="text">
      <style:text-properties style:font-name="sansserif" fo:font-size="14.0pt" fo:font-weight="bold">
</style:text-properties>
    </style:style>
    <style:style style:name="TBL_0_0_row_4" style:family="table-row">
      <style:table-row-properties style:use-optimal-row-height="false" style:row-height="0.2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</style:style>
    <style:style style:name="P1" style:family="paragraph">
      <style:paragraph-properties fo:text-align="center" style:vertical-align="middle"> 
</style:paragraph-properties>
      <style:text-properties style:text-rotation-angle="0"> 
</style:text-properties>
    </style:style>
    <style:style style:name="T1" style:family="text">
      <style:text-properties style:font-name="sansserif" fo:font-size="10.0pt" fo:font-weight="bold">
</style:text-properties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6in"/>
    </style:style>
    <style:style style:name="TBL_0_0_row_7" style:family="table-row">
      <style:table-row-properties style:use-optimal-row-height="false" style:row-height="0.18in"/>
    </style:style>
    <style:style style:name="C2" style:family="table-cell">
      <style:table-cell-properties fo:wrap-option="wrap" style:shrink-to-fit="false" fo:background-color="#000000" fo:border-top="0.003472222222222222in solid #000000" fo:padding-top="0.0in" fo:border-left="0.003472222222222222in solid #000000" fo:padding-left="0.027777777777777776in" fo:border-bottom="0.003472222222222222in solid #000000" fo:padding-bottom="0.0in" fo:padding-right="0.027777777777777776in" style:vertical-align="middle"/>
    </style:style>
    <style:style style:name="P2" style:family="paragraph">
      <style:paragraph-properties fo:text-align="end" style:vertical-align="middle"> 
</style:paragraph-properties>
      <style:text-properties style:text-rotation-angle="0"> 
</style:text-properties>
    </style:style>
    <style:style style:name="T2" style:family="text">
      <style:text-properties fo:color="#FFFFFF" style:font-name="sansserif" fo:font-size="8.0pt" fo:font-weight="bold" fo:background-color="#000000">
</style:text-properties>
    </style:style>
    <style:style style:name="C3" style:family="table-cell">
      <style:table-cell-properties fo:wrap-option="wrap" style:shrink-to-fit="false" fo:background-color="#000000" fo:border-top="0.003472222222222222in solid #000000" fo:padding-top="0.0in" fo:padding-left="0.027777777777777776in" fo:border-bottom="0.003472222222222222in solid #000000" fo:padding-bottom="0.0in" fo:border-right="0.003472222222222222in solid #000000" fo:padding-right="0.027777777777777776in" style:vertical-align="middle"/>
    </style:style>
    <style:style style:name="P3" style:family="paragraph">
      <style:paragraph-properties fo:text-align="start" style:vertical-align="middle"> 
</style:paragraph-properties>
      <style:text-properties style:text-rotation-angle="0"> 
</style:text-properties>
    </style:style>
    <style:style style:name="TBL_0_0_row_8" style:family="table-row">
      <style:table-row-properties style:use-optimal-row-height="false" style:row-height="0.19in"/>
    </style:style>
    <style:style style:name="C4" style:family="table-cell">
      <style:table-cell-properties fo:wrap-option="wrap" style:shrink-to-fit="false" fo:padding-top="0.0in" fo:border-left="0.003472222222222222in solid #000000" fo:padding-left="0.027777777777777776in" fo:padding-bottom="0.0in" fo:padding-right="0.027777777777777776in" style:vertical-align="middle"/>
    </style:style>
    <style:style style:name="T3" style:family="text">
      <style:text-properties style:font-name="sansserif" fo:font-size="8.0pt" fo:font-weight="bold">
</style:text-properties>
    </style:style>
    <style:style style:name="C5" style:family="table-cell">
      <style:table-cell-properties fo:wrap-option="wrap" style:shrink-to-fit="false" fo:padding-top="0.0in" fo:padding-left="0.027777777777777776in" fo:padding-bottom="0.0in" fo:border-right="0.003472222222222222in solid #000000" fo:padding-right="0.027777777777777776in" style:vertical-align="middle"/>
    </style:style>
    <style:style style:name="T4" style:family="text">
      <style:text-properties style:font-name="sansserif" fo:font-size="8.0pt">
</style:text-properties>
    </style:style>
    <style:style style:name="TBL_0_0_row_9" style:family="table-row">
      <style:table-row-properties style:use-optimal-row-height="false" style:row-height="0.19in"/>
    </style:style>
    <style:style style:name="TBL_0_0_row_10" style:family="table-row">
      <style:table-row-properties style:use-optimal-row-height="false" style:row-height="0.19in"/>
    </style:style>
    <style:style style:name="TBL_0_0_row_11" style:family="table-row">
      <style:table-row-properties style:use-optimal-row-height="false" style:row-height="0.19in"/>
    </style:style>
    <style:style style:name="TBL_0_0_row_12" style:family="table-row">
      <style:table-row-properties style:use-optimal-row-height="false" style:row-height="0.19in"/>
    </style:style>
    <style:style style:name="C6" style:family="table-cell">
      <style:table-cell-properties fo:wrap-option="wrap" style:shrink-to-fit="false" fo:background-color="#CCCCFF" fo:border-top="0.003472222222222222in solid #000000" fo:padding-top="0.0in" fo:border-left="0.003472222222222222in solid #000000" fo:padding-left="0.0in" fo:border-bottom="0.003472222222222222in solid #000000" fo:padding-bottom="0.0in" fo:border-right="0.003472222222222222in solid #000000" fo:padding-right="0.0in" style:vertical-align="middle"/>
    </style:style>
    <style:style style:name="T5" style:family="text">
      <style:text-properties style:font-name="sansserif" fo:font-size="8.0pt" fo:font-weight="bold" fo:background-color="#CCCCFF">
</style:text-properties>
    </style:style>
    <style:style style:name="TBL_0_0_row_13" style:family="table-row">
      <style:table-row-properties style:use-optimal-row-height="false" style:row-height="0.19in"/>
    </style:style>
    <style:style style:name="TBL_0_0_row_14" style:family="table-row">
      <style:table-row-properties style:use-optimal-row-height="false" style:row-height="0.19in"/>
    </style:style>
    <style:style style:name="TBL_0_0_row_15" style:family="table-row">
      <style:table-row-properties style:use-optimal-row-height="false" style:row-height="0.19in"/>
    </style:style>
    <style:style style:name="TBL_0_0_row_16" style:family="table-row">
      <style:table-row-properties style:use-optimal-row-height="false" style:row-height="0.19in"/>
    </style:style>
    <style:style style:name="TBL_0_0_row_17" style:family="table-row">
      <style:table-row-properties style:use-optimal-row-height="false" style:row-height="0.19in"/>
    </style:style>
    <style:style style:name="TBL_0_0_row_18" style:family="table-row">
      <style:table-row-properties style:use-optimal-row-height="false" style:row-height="0.19in"/>
    </style:style>
    <style:style style:name="TBL_0_0_row_19" style:family="table-row">
      <style:table-row-properties style:use-optimal-row-height="false" style:row-height="0.19in"/>
    </style:style>
    <style:style style:name="TBL_0_0_row_20" style:family="table-row">
      <style:table-row-properties style:use-optimal-row-height="false" style:row-height="0.19in"/>
    </style:style>
    <style:style style:name="TBL_0_0_row_21" style:family="table-row">
      <style:table-row-properties style:use-optimal-row-height="false" style:row-height="0.19in"/>
    </style:style>
    <style:style style:name="TBL_0_0_row_22" style:family="table-row">
      <style:table-row-properties style:use-optimal-row-height="false" style:row-height="0.19in"/>
    </style:style>
    <style:style style:name="C7" style:family="table-cell">
      <style:table-cell-properties fo:wrap-option="wrap" style:shrink-to-fit="false" fo:background-color="#CCCCFF" fo:border-top="0.003472222222222222in solid #000000" fo:padding-top="0.0in" fo:border-left="0.003472222222222222in solid #000000" fo:padding-left="0.027777777777777776in" fo:border-bottom="0.003472222222222222in solid #000000" fo:padding-bottom="0.0in" fo:border-right="0.003472222222222222in solid #000000" fo:padding-right="0.027777777777777776in" style:vertical-align="middle"/>
    </style:style>
    <style:style style:name="TBL_0_0_row_23" style:family="table-row">
      <style:table-row-properties style:use-optimal-row-height="false" style:row-height="0.19in"/>
    </style:style>
    <style:style style:name="TBL_0_0_row_24" style:family="table-row">
      <style:table-row-properties style:use-optimal-row-height="false" style:row-height="0.19in"/>
    </style:style>
    <style:style style:name="TBL_0_0_row_25" style:family="table-row">
      <style:table-row-properties style:use-optimal-row-height="false" style:row-height="0.19in"/>
    </style:style>
    <style:style style:name="TBL_0_0_row_26" style:family="table-row">
      <style:table-row-properties style:use-optimal-row-height="false" style:row-height="0.19in"/>
    </style:style>
    <style:style style:name="TBL_0_0_row_27" style:family="table-row">
      <style:table-row-properties style:use-optimal-row-height="false" style:row-height="0.19in"/>
    </style:style>
    <style:style style:name="TBL_0_0_row_28" style:family="table-row">
      <style:table-row-properties style:use-optimal-row-height="false" style:row-height="0.19in"/>
    </style:style>
    <style:style style:name="TBL_0_0_row_29" style:family="table-row">
      <style:table-row-properties style:use-optimal-row-height="false" style:row-height="0.19in"/>
    </style:style>
    <style:style style:name="TBL_0_0_row_30" style:family="table-row">
      <style:table-row-properties style:use-optimal-row-height="false" style:row-height="0.19in"/>
    </style:style>
    <style:style style:name="TBL_0_0_row_31" style:family="table-row">
      <style:table-row-properties style:use-optimal-row-height="false" style:row-height="0.19in"/>
    </style:style>
    <style:style style:name="TBL_0_0_row_32" style:family="table-row">
      <style:table-row-properties style:use-optimal-row-height="false" style:row-height="0.19in"/>
    </style:style>
    <style:style style:name="TBL_0_0_row_33" style:family="table-row">
      <style:table-row-properties style:use-optimal-row-height="false" style:row-height="0.19in"/>
    </style:style>
    <style:style style:name="TBL_0_0_row_34" style:family="table-row">
      <style:table-row-properties style:use-optimal-row-height="false" style:row-height="0.19in"/>
    </style:style>
    <style:style style:name="C8" style:family="table-cell">
      <style:table-cell-properties fo:wrap-option="wrap" style:shrink-to-fit="false" fo:background-color="#66CCFF" fo:border-top="0.003472222222222222in solid #000000" fo:padding-top="0.0in" fo:border-left="0.003472222222222222in solid #000000" fo:padding-left="0.027777777777777776in" fo:padding-bottom="0.0in" fo:padding-right="0.027777777777777776in" style:vertical-align="middle"/>
    </style:style>
    <style:style style:name="T6" style:family="text">
      <style:text-properties style:font-name="sansserif" fo:font-size="8.0pt" fo:font-weight="bold" fo:background-color="#66CCFF">
</style:text-properties>
    </style:style>
    <style:style style:name="C9" style:family="table-cell">
      <style:table-cell-properties fo:wrap-option="wrap" style:shrink-to-fit="false" fo:background-color="#66CCFF" fo:border-top="0.003472222222222222in solid #000000" fo:padding-top="0.0in" fo:padding-left="0.027777777777777776in" fo:padding-bottom="0.0in" fo:border-right="0.003472222222222222in solid #000000" fo:padding-right="0.027777777777777776in" style:vertical-align="middle"/>
    </style:style>
    <style:style style:name="T7" style:family="text">
      <style:text-properties style:font-name="sansserif" fo:font-size="8.0pt" fo:background-color="#66CCFF">
</style:text-properties>
    </style:style>
    <style:style style:name="TBL_0_0_row_35" style:family="table-row">
      <style:table-row-properties style:use-optimal-row-height="false" style:row-height="0.19in"/>
    </style:style>
    <style:style style:name="C10" style:family="table-cell">
      <style:table-cell-properties fo:wrap-option="wrap" style:shrink-to-fit="false" fo:background-color="#66CCFF" fo:padding-top="0.0in" fo:border-left="0.003472222222222222in solid #000000" fo:padding-left="0.027777777777777776in" fo:padding-bottom="0.0in" fo:padding-right="0.027777777777777776in" style:vertical-align="middle"/>
    </style:style>
    <style:style style:name="C11" style:family="table-cell">
      <style:table-cell-properties fo:wrap-option="wrap" style:shrink-to-fit="false" fo:background-color="#66CCFF" fo:padding-top="0.0in" fo:padding-left="0.027777777777777776in" fo:padding-bottom="0.0in" fo:border-right="0.003472222222222222in solid #000000" fo:padding-right="0.027777777777777776in" style:vertical-align="middle"/>
    </style:style>
    <style:style style:name="TBL_0_0_row_36" style:family="table-row">
      <style:table-row-properties style:use-optimal-row-height="false" style:row-height="0.2in"/>
    </style:style>
    <style:style style:name="TBL_0_0_row_37" style:family="table-row">
      <style:table-row-properties style:use-optimal-row-height="false" style:row-height="0.19in"/>
    </style:style>
    <style:style style:name="C12" style:family="table-cell">
      <style:table-cell-properties fo:wrap-option="wrap" style:shrink-to-fit="false" fo:background-color="#9999FF" fo:border-top="0.003472222222222222in solid #000000" fo:padding-top="0.0in" fo:border-left="0.003472222222222222in solid #000000" fo:padding-left="0.0in" fo:border-bottom="0.003472222222222222in solid #000000" fo:padding-bottom="0.0in" fo:border-right="0.003472222222222222in solid #000000" fo:padding-right="0.0in" style:vertical-align="middle"/>
    </style:style>
    <style:style style:name="T8" style:family="text">
      <style:text-properties style:font-name="sansserif" fo:font-size="8.0pt" fo:font-weight="bold" fo:background-color="#9999FF">
</style:text-properties>
    </style:style>
    <style:style style:name="C13" style:family="table-cell">
      <style:table-cell-properties fo:wrap-option="wrap" style:shrink-to-fit="false" fo:background-color="#9999FF" fo:border-top="0.003472222222222222in solid #000000" fo:padding-top="0.0in" fo:padding-left="0.027777777777777776in" fo:border-bottom="0.003472222222222222in solid #000000" fo:padding-bottom="0.0in" fo:border-right="0.003472222222222222in solid #000000" fo:padding-right="0.027777777777777776in" style:vertical-align="middle"/>
    </style:style>
    <style:style style:name="TBL_0_0_row_38" style:family="table-row">
      <style:table-row-properties style:use-optimal-row-height="false" style:row-height="0.19in"/>
    </style:style>
    <style:style style:name="C14" style:family="table-cell">
      <style:table-cell-properties fo:wrap-option="wrap" style:shrink-to-fit="false" fo:padding-top="0.0in" fo:border-left="0.003472222222222222in solid #000000" fo:padding-left="0.027777777777777776in" fo:border-bottom="0.003472222222222222in solid #000000" fo:padding-bottom="0.0in" fo:border-right="0.003472222222222222in solid #000000" fo:padding-right="0.027777777777777776in" style:vertical-align="middle"/>
    </style:style>
    <style:style style:name="C15" style:family="table-cell">
      <style:table-cell-properties fo:wrap-option="wrap" style:shrink-to-fit="false" fo:padding-top="0.0in" fo:padding-left="0.027777777777777776in" fo:border-bottom="0.003472222222222222in solid #000000" fo:padding-bottom="0.0in" fo:border-right="0.003472222222222222in solid #000000" fo:padding-right="0.027777777777777776in" style:vertical-align="middle"/>
    </style:style>
    <style:style style:name="TBL_0_0_row_39" style:family="table-row">
      <style:table-row-properties style:use-optimal-row-height="false" style:row-height="3.93in"/>
    </style:style>
    <style:style style:name="TBL_0_0_row_40" style:family="table-row">
      <style:table-row-properties style:use-optimal-row-height="false" style:row-height="0.19in"/>
    </style:style>
    <style:style style:name="P4" style:family="paragraph">
      <style:paragraph-properties fo:text-align="start" style:vertical-align="top"> 
</style:paragraph-properties>
      <style:text-properties style:text-rotation-angle="0"> 
</style:text-properties>
    </style:style>
    <style:style style:name="P5" style:family="paragraph">
      <style:paragraph-properties fo:text-align="end" style:vertical-align="top"> 
</style:paragraph-properties>
      <style:text-properties style:text-rotation-angle="0"> 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row table:style-name="TBL_0_0_row_0">
          <table:table-cell table:style-name="empty-cell" table:number-columns-spanned="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empty-cell"/>
          <table:table-cell table:number-columns-spanned="15">
            <text:p><text:bookmark text:name="JR_PAGE_ANCHOR_0_1"/>
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">
          <table:table-cell table:style-name="empty-cell" table:number-columns-spanned="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3">
          <table:table-cell table:style-name="empty-cell" table:number-columns-spanned="2"/>
          <table:covered-table-cell/>
          <table:table-cell table:style-name="C0" table:number-columns-spanned="9">
            <text:p text:style-name="P0"><text:span text:style-name="T0">Информ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 table:number-columns-spanned="6"/>
          <table:covered-table-cell/>
          <table:covered-table-cell/>
          <table:covered-table-cell/>
          <table:covered-table-cell/>
          <table:covered-table-cell/>
        </table:table-row>
        <table:table-row table:style-name="TBL_0_0_row_4">
          <table:table-cell table:style-name="empty-cell"/>
          <table:table-cell table:style-name="C1" table:number-columns-spanned="15" table:number-rows-spanned="2">
            <text:p text:style-name="P1"><text:span text:style-name="T1">2343412u34oiweuoi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5">
          <table:table-cell table:style-name="empty-cell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6">
          <table:table-cell table:style-name="empty-cell" table:number-columns-spanned="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7">
          <table:table-cell table:style-name="empty-cell"/>
          <table:table-cell table:style-name="C2" table:number-columns-spanned="3">
            <text:p text:style-name="P2"><text:span text:style-name="T2">Операция №</text:span></text:p>
          </table:table-cell>
          <table:covered-table-cell/>
          <table:covered-table-cell/>
          <table:table-cell table:style-name="C3" table:number-columns-spanned="12">
            <text:p text:style-name="P3"><text:span text:style-name="T2">5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8">
          <table:table-cell table:style-name="empty-cell"/>
          <table:table-cell table:style-name="C4" table:number-columns-spanned="3">
            <text:p text:style-name="P2"><text:span text:style-name="T3">Дата и время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27.01.09 17: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9">
          <table:table-cell table:style-name="empty-cell"/>
          <table:table-cell table:style-name="C4" table:number-columns-spanned="3">
            <text:p text:style-name="P2"><text:span text:style-name="T3">Тип операции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Списание товар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0">
          <table:table-cell table:style-name="empty-cell"/>
          <table:table-cell table:style-name="C4" table:number-columns-spanned="3">
            <text:p text:style-name="P2"><text:span text:style-name="T3">Краткое описание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1">
          <table:table-cell table:style-name="empty-cell"/>
          <table:table-cell table:style-name="C4" table:number-columns-spanned="3">
            <text:p text:style-name="P2"><text:span text:style-name="T3">Базовый ордер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2">
          <table:table-cell table:style-name="empty-cell"/>
          <table:table-cell table:style-name="C6" table:number-columns-spanned="15">
            <text:p text:style-name="P1"><text:span text:style-name="T5">Данные по пользователю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3">
          <table:table-cell table:style-name="empty-cell"/>
          <table:table-cell table:style-name="C4" table:number-columns-spanned="3">
            <text:p text:style-name="P2"><text:span text:style-name="T3">Имя пользователя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Cashir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4">
          <table:table-cell table:style-name="empty-cell"/>
          <table:table-cell table:style-name="C4" table:number-columns-spanned="3">
            <text:p text:style-name="P2"><text:span text:style-name="T3">Является администратором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н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5">
          <table:table-cell table:style-name="empty-cell"/>
          <table:table-cell table:style-name="C4" table:number-columns-spanned="3">
            <text:p text:style-name="P2"><text:span text:style-name="T3">Краткое описание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6">
          <table:table-cell table:style-name="empty-cell"/>
          <table:table-cell table:style-name="C6" table:number-columns-spanned="15">
            <text:p text:style-name="P1"><text:span text:style-name="T5">Деньги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7">
          <table:table-cell table:style-name="empty-cell"/>
          <table:table-cell table:style-name="C4" table:number-columns-spanned="3">
            <text:p text:style-name="P2"><text:span text:style-name="T3">На сумму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8">
          <table:table-cell table:style-name="empty-cell"/>
          <table:table-cell table:style-name="C4" table:number-columns-spanned="3">
            <text:p text:style-name="P2"><text:span text:style-name="T3">В кредит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н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19">
          <table:table-cell table:style-name="empty-cell"/>
          <table:table-cell table:style-name="C4" table:number-columns-spanned="3">
            <text:p text:style-name="P2"><text:span text:style-name="T3">Касса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1400,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0">
          <table:table-cell table:style-name="empty-cell"/>
          <table:table-cell table:style-name="C4" table:number-columns-spanned="3">
            <text:p text:style-name="P2"><text:span text:style-name="T3">Баланс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1">
          <table:table-cell table:style-name="empty-cell"/>
          <table:table-cell table:style-name="C4" table:number-columns-spanned="3">
            <text:p text:style-name="P2"><text:span text:style-name="T3">Пометки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2">
          <table:table-cell table:style-name="empty-cell"/>
          <table:table-cell table:style-name="C7" table:number-columns-spanned="15">
            <text:p text:style-name="P1"><text:span text:style-name="T5">Сведения по клиенту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3">
          <table:table-cell table:style-name="empty-cell"/>
          <table:table-cell table:style-name="C4" table:number-columns-spanned="3">
            <text:p text:style-name="P2"><text:span text:style-name="T3">Краткое наименование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4">
          <table:table-cell table:style-name="empty-cell"/>
          <table:table-cell table:style-name="C4" table:number-columns-spanned="3">
            <text:p text:style-name="P2"><text:span text:style-name="T3">Тип документа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5">
          <table:table-cell table:style-name="empty-cell"/>
          <table:table-cell table:style-name="C4" table:number-columns-spanned="3">
            <text:p text:style-name="P2"><text:span text:style-name="T3">Номер/код документа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6">
          <table:table-cell table:style-name="empty-cell"/>
          <table:table-cell table:style-name="C4" table:number-columns-spanned="3">
            <text:p text:style-name="P2"><text:span text:style-name="T3">Юридическое лице:</text:span></text:p>
          </table:table-cell>
          <table:covered-table-cell/>
          <table:covered-table-cell/>
          <table:table-cell table:style-name="C5" table:number-columns-spanned="12">
            <text:p text:style-name="P3"><text:span text:style-name="T4">н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7">
          <table:table-cell table:style-name="empty-cell"/>
          <table:table-cell table:style-name="C4" table:number-columns-spanned="3">
            <text:p text:style-name="P2"><text:span text:style-name="T3">Ф.И.О.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8">
          <table:table-cell table:style-name="empty-cell"/>
          <table:table-cell table:style-name="C4" table:number-columns-spanned="3">
            <text:p text:style-name="P2"><text:span text:style-name="T3">Пол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29">
          <table:table-cell table:style-name="empty-cell"/>
          <table:table-cell table:style-name="C4" table:number-columns-spanned="3">
            <text:p text:style-name="P2"><text:span text:style-name="T3">Адрес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0">
          <table:table-cell table:style-name="empty-cell"/>
          <table:table-cell table:style-name="C4" table:number-columns-spanned="3">
            <text:p text:style-name="P2"><text:span text:style-name="T3">Телефон 1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1">
          <table:table-cell table:style-name="empty-cell"/>
          <table:table-cell table:style-name="C4" table:number-columns-spanned="3">
            <text:p text:style-name="P2"><text:span text:style-name="T3">Телефон 2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2">
          <table:table-cell table:style-name="empty-cell"/>
          <table:table-cell table:style-name="C4" table:number-columns-spanned="3">
            <text:p text:style-name="P2"><text:span text:style-name="T3">Почта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3">
          <table:table-cell table:style-name="empty-cell"/>
          <table:table-cell table:style-name="C4" table:number-columns-spanned="3">
            <text:p text:style-name="P2"><text:span text:style-name="T3">Краткое описание:</text:span></text:p>
          </table:table-cell>
          <table:covered-table-cell/>
          <table:covered-table-cell/>
          <table:table-cell table:style-name="C5" table:number-columns-spanned="12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4">
          <table:table-cell table:style-name="empty-cell"/>
          <table:table-cell table:style-name="C8" table:number-columns-spanned="3">
            <text:p text:style-name="P2"><text:span text:style-name="T6">Группа товаров:</text:span></text:p>
          </table:table-cell>
          <table:covered-table-cell/>
          <table:covered-table-cell/>
          <table:table-cell table:style-name="C9" table:number-columns-spanned="12">
            <text:p text:style-name="P3"><text:span text:style-name="T7">проче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5">
          <table:table-cell table:style-name="empty-cell"/>
          <table:table-cell table:style-name="C10" table:number-columns-spanned="3">
            <text:p text:style-name="P2"><text:span text:style-name="T6">Описание группы товаров:</text:span></text:p>
          </table:table-cell>
          <table:covered-table-cell/>
          <table:covered-table-cell/>
          <table:table-cell table:style-name="C11" table:number-columns-spanned="12" table:number-rows-spanned="2">
            <text:p text:style-name="P3"><text:span text:style-name="T7">фото сумки, термопаста, Cooler San Ace 12sm, Bluetooth Headset 100 Mtrs, Bluetooth CB-BH02, Bluetooth CB-USB06M mini, Bluetooth CB-USB04C.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6">
          <table:table-cell table:style-name="empty-cell" table:number-columns-spann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mpty-cell"/>
        </table:table-row>
        <table:table-row table:style-name="TBL_0_0_row_37">
          <table:table-cell table:style-name="empty-cell"/>
          <table:table-cell table:style-name="C12" table:number-columns-spanned="2">
            <text:p text:style-name="P1"><text:span text:style-name="T8">Наименование</text:span></text:p>
          </table:table-cell>
          <table:covered-table-cell/>
          <table:table-cell table:style-name="C13" table:number-columns-spanned="3">
            <text:p text:style-name="P1"><text:span text:style-name="T8">Код</text:span></text:p>
          </table:table-cell>
          <table:covered-table-cell/>
          <table:covered-table-cell/>
          <table:table-cell table:style-name="C13" table:number-columns-spanned="2">
            <text:p text:style-name="P1"><text:span text:style-name="T8">Краткое описание</text:span></text:p>
          </table:table-cell>
          <table:covered-table-cell/>
          <table:table-cell table:style-name="C13">
            <text:p text:style-name="P1"><text:span text:style-name="T8">Цена</text:span></text:p>
          </table:table-cell>
          <table:table-cell table:style-name="C13">
            <text:p text:style-name="P1"><text:span text:style-name="T8">Кол.</text:span></text:p>
          </table:table-cell>
          <table:table-cell table:style-name="C13" table:number-columns-spanned="2">
            <text:p text:style-name="P1"><text:span text:style-name="T8">Мера</text:span></text:p>
          </table:table-cell>
          <table:covered-table-cell/>
          <table:table-cell table:style-name="C13" table:number-columns-spanned="4">
            <text:p text:style-name="P1"><text:span text:style-name="T8">Сумма</text:span></text:p>
          </table:table-cell>
          <table:covered-table-cell/>
          <table:covered-table-cell/>
          <table:covered-table-cell/>
          <table:table-cell table:style-name="empty-cell"/>
        </table:table-row>
        <table:table-row table:style-name="TBL_0_0_row_38">
          <table:table-cell table:style-name="empty-cell"/>
          <table:table-cell table:style-name="C14" table:number-columns-spanned="2">
            <text:p text:style-name="P3"><text:span text:style-name="T4">Bluetooth CB-USB06M mini</text:span></text:p>
          </table:table-cell>
          <table:covered-table-cell/>
          <table:table-cell table:style-name="C15" table:number-columns-spanned="3">
            <text:p text:style-name="P3"><text:span text:style-name="T4">0000000000018</text:span></text:p>
          </table:table-cell>
          <table:covered-table-cell/>
          <table:covered-table-cell/>
          <table:table-cell table:style-name="C15" table:number-columns-spanned="2">
            <text:p text:style-name="P3"><text:span text:style-name="T4">(18) Для ПК</text:span></text:p>
          </table:table-cell>
          <table:covered-table-cell/>
          <table:table-cell table:style-name="C15">
            <text:p text:style-name="P2"><text:span text:style-name="T4">1400,00</text:span></text:p>
          </table:table-cell>
          <table:table-cell table:style-name="C15">
            <text:p text:style-name="P2"><text:span text:style-name="T4">1,000</text:span></text:p>
          </table:table-cell>
          <table:table-cell table:style-name="C15" table:number-columns-spanned="2">
            <text:p text:style-name="P3"><text:span text:style-name="T4">шт.</text:span></text:p>
          </table:table-cell>
          <table:covered-table-cell/>
          <table:table-cell table:style-name="C15" table:number-columns-spanned="4">
            <text:p text:style-name="P2"><text:span text:style-name="T4">1400,00</text:span></text:p>
          </table:table-cell>
          <table:covered-table-cell/>
          <table:covered-table-cell/>
          <table:covered-table-cell/>
          <table:table-cell table:style-name="empty-cell"/>
        </table:table-row>
        <table:table-row table:style-name="TBL_0_0_row_39">
          <table:table-cell table:style-name="empty-cell" table:number-columns-spanned="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40">
          <table:table-cell table:style-name="empty-cell"/>
          <table:table-cell table:style-name="C0" table:number-columns-spanned="4">
            <text:p text:style-name="P4"><text:span text:style-name="T4">21.03.09 2:25</text:span></text:p>
          </table:table-cell>
          <table:covered-table-cell/>
          <table:covered-table-cell/>
          <table:covered-table-cell/>
          <table:table-cell table:style-name="empty-cell" table:number-columns-spanned="2"/>
          <table:covered-table-cell/>
          <table:table-cell table:style-name="C0" table:number-columns-spanned="6">
            <text:p text:style-name="P5"><text:span text:style-name="T4">Страница 1 из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empty-cell"/>
          <table:table-cell table:style-name="C0">
            <text:p text:style-name="P4"><text:span text:style-name="T4">1</text:span></text:p>
          </table:table-cell>
          <table:table-cell table:style-name="empty-cell" table:number-columns-spanned="2"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